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Ubuntu Medium1" svg:font-family="'Ubuntu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666666" draw:fill="solid" draw:fill-color="#dddddd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solid" draw:fill-color="#dddddd" draw:auto-grow-height="true" draw:auto-grow-width="false" fo:max-height="0cm" fo:min-height="14.45cm"/>
    </style:style>
    <style:style style:name="gr13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6pt" style:font-size-asian="36pt" style:font-size-complex="36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style:style style:name="T17" style:family="text">
      <style:text-properties fo:font-size="36pt" fo:text-shadow="1pt 1pt" style:font-size-asian="36pt" style:font-size-complex="36pt"/>
    </style:style>
    <style:style style:name="T18" style:family="text">
      <style:text-properties fo:color="#000000" style:font-name="Arial3" fo:font-size="36pt" fo:text-shadow="none" style:font-size-asian="36pt" style:font-size-complex="36pt"/>
    </style:style>
    <style:style style:name="T19" style:family="text">
      <style:text-properties fo:color="#666666" style:font-name="Droid Sans Mono1" fo:font-size="32pt" fo:text-shadow="none" style:font-size-asian="32pt" style:font-size-complex="32pt"/>
    </style:style>
    <style:style style:name="T20" style:family="text">
      <style:text-properties fo:color="#000000" style:font-name="Ubuntu Medium" fo:font-size="32pt" style:font-size-asian="32pt" style:font-size-complex="32pt"/>
    </style:style>
    <style:style style:name="T21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Ubuntu Medium" fo:font-size="32pt" fo:text-shadow="none" style:font-size-asian="32pt" style:font-size-complex="32pt"/>
    </style:style>
    <style:style style:name="T23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666666" style:font-name="Droid Sans Mono1" fo:font-size="32pt" style:font-size-asian="32pt" style:font-size-complex="32pt"/>
    </style:style>
    <style:style style:name="T29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.473cm" svg:height="5.348cm" svg:x="1.627cm" svg:y="0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4cm" svg:height="4.674cm" svg:x="1.3cm" svg:y="1.4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2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8cm" svg:y="19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7cm" svg:y="4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9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7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688cm" svg:y="19.6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3.089cm" svg:y="19.6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689cm" svg:y="50.069cm">
          <draw:text-box>
            <text:p><text:span text:style-name="T10">Hy under the hood</text:span></text:p>
          </draw:text-box>
        </draw:frame>
        <draw:frame draw:style-name="gr6" draw:text-style-name="P6" draw:layer="layout" svg:width="13.013cm" svg:height="8.63cm" svg:x="63.49cm" svg:y="50.07cm">
          <draw:text-box>
            <text:p><text:span text:style-name="T10">Other features of Hy</text:span></text:p>
          </draw:text-box>
        </draw:frame>
        <draw:custom-shape draw:style-name="gr7" draw:text-style-name="P1" draw:layer="layout" svg:width="115.1cm" svg:height="6.626cm" svg:x="1.7cm" svg:y="7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5.3cm" svg:y="19.343cm">
          <draw:text-box>
            <text:p><text:span text:style-name="T11">Hy is a Lisp dialect that converts its structure to Python. Within Hy you have access to all of Python data structures and the standard library. </text:span></text:p>
            <text:p><text:span text:style-name="T11">It's as <text:s/>easy as </text:span><text:span text:style-name="T12">(print "Hello, world!")</text:span><text:span text:style-name="T11">. <text:s/></text:span></text:p>
            <text:p><text:span text:style-name="T13">Try Hy in your browser at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6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1" draw:text-style-name="P8" draw:layer="layout" svg:width="28.4cm" svg:height="15.491cm" svg:x="26.6cm" svg:y="25.7cm">
          <draw:text-box>
            <text:p><text:span text:style-name="T15">For loop example:</text:span></text:p>
            <text:p><text:span text:style-name="T16"/></text:p>
            <text:p><text:span text:style-name="T12">=&gt; (for [i (range 6)]</text:span></text:p>
            <text:p><text:span text:style-name="T12">... (print (+ "i equals " (str i))))</text:span></text:p>
            <text:p><text:span text:style-name="T12">i equals 0</text:span></text:p>
            <text:p><text:span text:style-name="T12">i equals 1</text:span></text:p>
            <text:p><text:span text:style-name="T12">i equals 2</text:span></text:p>
            <text:p><text:span text:style-name="T12">i equals 3</text:span></text:p>
            <text:p><text:span text:style-name="T12">i equals 4</text:span></text:p>
            <text:p><text:span text:style-name="T12">i equals 5</text:span></text:p>
          </draw:text-box>
        </draw:frame>
        <draw:frame draw:style-name="gr10" draw:layer="layout" svg:width="22cm" svg:height="7.871cm" svg:x="2.8cm" svg:y="33.32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draw:frame draw:style-name="gr12" draw:text-style-name="P9" draw:layer="layout" svg:width="37.7cm" svg:height="15.491cm" svg:x="63.3cm" svg:y="25.7cm">
          <draw:text-box>
            <text:p><text:span text:style-name="T12">(defn analyse-texts [dirpath]</text:span></text:p>
            <text:p><text:span text:style-name="T12"><text:s text:c="2"/></text:span><text:span text:style-name="T12">(setv text-files (list-text-files dirpath))</text:span></text:p>
            <text:p><text:span text:style-name="T12"><text:s text:c="2"/></text:span><text:span text:style-name="T12">(list (map (fn [f]</text:span></text:p>
            <text:p><text:span text:style-name="T12"><text:s text:c="15"/></text:span><text:span text:style-name="T12">(setv filename f)</text:span></text:p>
            <text:p><text:span text:style-name="T12"><text:s text:c="15"/></text:span><text:span text:style-name="T12">(-&gt; f</text:span></text:p>
            <text:p><text:span text:style-name="T12"><text:s text:c="19"/></text:span><text:span text:style-name="T12">read-text</text:span></text:p>
            <text:p><text:span text:style-name="T12"><text:s text:c="19"/></text:span><text:span text:style-name="T12">clean-text</text:span></text:p>
            <text:p><text:span text:style-name="T12"><text:s text:c="19"/></text:span><text:span text:style-name="T12">remove-stopwords</text:span></text:p>
            <text:p><text:span text:style-name="T12"><text:s text:c="19"/></text:span><text:span text:style-name="T12">(summarise-text filename)))</text:span></text:p>
            <text:p><text:span text:style-name="T12"><text:s text:c="13"/></text:span><text:span text:style-name="T12">text-files)))</text:span></text:p>
          </draw:text-box>
        </draw:frame>
        <draw:frame draw:style-name="gr9" draw:layer="layout" svg:width="40.9cm" svg:height="7.109cm" svg:x="76cm" svg:y="19.243cm">
          <draw:text-box>
            <text:p><text:span text:style-name="T11">I wrote an example Hy programme to “analyse” text files. You can find it at </text:span><text:span text:style-name="T17">bit.ly/text-analysis-hy</text:span><text:span text:style-name="T14">.</text:span></text:p>
            <text:p><text:span text:style-name="T18">My imports : </text:span><text:span text:style-name="T19">(import os re pprint [collections [Counter]])</text:span></text:p>
            <text:p><text:span text:style-name="T18">Here what the function performing the analysis looks like: </text:span></text:p>
            <text:p/>
          </draw:text-box>
        </draw:frame>
        <draw:frame draw:style-name="gr13" draw:text-style-name="P10" draw:layer="layout" svg:width="55cm" svg:height="2.959cm" svg:x="1.6cm" svg:y="42.8cm">
          <draw:text-box>
            <text:p><text:span text:style-name="T20">* See more code examples at </text:span><text:span text:style-name="T21">bit.ly/try-hy</text:span></text:p>
            <text:p><text:span text:style-name="T22">* Get started with Hy by following instructions at</text:span><text:span text:style-name="T23"> </text:span><text:span text:style-name="T21">docs.hylang.org/en/latest/quickstart.html</text:span></text:p>
          </draw:text-box>
        </draw:frame>
        <draw:frame draw:style-name="gr9" draw:text-style-name="P12" draw:layer="layout" svg:width="10.2cm" svg:height="1.775cm" svg:x="2.2cm" svg:y="76.2cm">
          <draw:text-box>
            <text:p text:style-name="P11"><text:span text:style-name="T24">References:</text:span></text:p>
          </draw:text-box>
        </draw:frame>
        <draw:frame draw:style-name="gr14" draw:text-style-name="P13" draw:layer="layout" svg:width="21cm" svg:height="2.621cm" svg:x="2.4cm" svg:y="78.441cm">
          <draw:text-box>
            <text:p text:style-name="P13"><text:span text:style-name="T25">My repository for this poster: </text:span><text:span text:style-name="T26">github.com/Eleonore9/hy-python-lisp</text:span></text:p>
          </draw:text-box>
        </draw:frame>
        <draw:frame draw:style-name="gr9" draw:text-style-name="P13" draw:layer="layout" svg:width="15.7cm" svg:height="16.334cm" svg:x="101.2cm" svg:y="25.324cm">
          <draw:text-box>
            <text:p><text:span text:style-name="T25">“</text:span><text:span text:style-name="T26">defn</text:span><text:span text:style-name="T25">” the function definition, inspired from Clojure</text:span></text:p>
            <text:p><text:span text:style-name="T27"/></text:p>
            <text:p><text:span text:style-name="T25">“</text:span><text:span text:style-name="T26">setv</text:span><text:span text:style-name="T25">” sets a variable by binding a symbol to a value, a function...</text:span></text:p>
            <text:p><text:span text:style-name="T27"/></text:p>
            <text:p><text:span text:style-name="T25">“</text:span><text:span text:style-name="T26">fn</text:span><text:span text:style-name="T25">” the anonymous function</text:span></text:p>
            <text:p><text:span text:style-name="T27"/></text:p>
            <text:p><text:span text:style-name="T25">“</text:span><text:span text:style-name="T26">map</text:span><text:span text:style-name="T25">” returns an iterable that applies the anonymous function to each file in the text-files list.</text:span></text:p>
            <text:p><text:span text:style-name="T27"/></text:p>
            <text:p><text:span text:style-name="T25">“</text:span><text:span text:style-name="T26">-&gt;</text:span><text:span text:style-name="T25">” the thread first, inspired from Clojure. Enables function chaining w/o several levels of nesting.</text:span></text:p>
          </draw:text-box>
        </draw:frame>
        <draw:frame draw:style-name="gr13" draw:text-style-name="P10" draw:layer="layout" svg:width="55cm" svg:height="2.959cm" svg:x="62.2cm" svg:y="42.801cm">
          <draw:text-box>
            <text:p><text:span text:style-name="T20">You can define a “main” function to reproduce the “if __name__ == '__main__'” behaviour.</text:span></text:p>
            <text:p><text:span text:style-name="T20">By using </text:span><text:span text:style-name="T28">(defmain [&amp;rest args] …)</text:span><text:span text:style-name="T20">, you can run a main from the command line with its arguments.</text:span></text:p>
          </draw:text-box>
        </draw:frame>
        <draw:frame draw:style-name="gr15" draw:text-style-name="P14" draw:layer="layout" svg:width="32.5cm" svg:height="5.751cm" svg:x="22.5cm" svg:y="76cm">
          <draw:text-box>
            <text:list text:style-name="L3">
              <text:list-item>
                <text:p text:style-name="P14"><text:span text:style-name="T29">Hy's docs: docs.hylang.org/en/latest/</text:span></text:p>
              </text:list-item>
              <text:list-item>
                <text:p text:style-name="P14"><text:span text:style-name="T29"><text:s/></text:span><text:span text:style-name="T29">More docs: github.com/hylang/hy/blob/master/docs/language/api.rst</text:span></text:p>
              </text:list-item>
              <text:list-item>
                <text:p text:style-name="P14"><text:span text:style-name="T29"><text:s/></text:span><text:span text:style-name="T29">Hy's source code: github.com/hylang/hy</text:span></text:p>
              </text:list-item>
              <text:list-item>
                <text:p text:style-name="P14"><text:span text:style-name="T29"><text:s/></text:span><text:span text:style-name="T29">Podcast.__init__ episode 23: pythonpodcast.com/hylang-developers.html</text:span></text:p>
              </text:list-item>
              <text:list-item>
                <text:p text:style-name="P14"><text:span text:style-name="T29"><text:s/></text:span><text:span text:style-name="T29">Videos and blogposts: gist.github.com/Foxboron/4b87b5b85d6c5fc5db6c</text:span></text:p>
              </text:list-item>
            </text:list>
          </draw:text-box>
        </draw:frame>
        <draw:frame draw:style-name="gr9" draw:text-style-name="P14" draw:layer="layout" svg:width="24.4cm" svg:height="5.836cm" svg:x="57.1cm" svg:y="76cm">
          <draw:text-box>
            <text:p text:style-name="P14"><text:span text:style-name="T26">Tools:</text:span></text:p>
            <text:list text:style-name="L4">
              <text:list-item>
                <text:p text:style-name="P14"><text:span text:style-name="T29"><text:s/></text:span><text:span text:style-name="T29">Emacs Hy-mode: github.com/hylang/hy-mode</text:span></text:p>
              </text:list-item>
              <text:list-item>
                <text:p text:style-name="P14"><text:span text:style-name="T29"><text:s/></text:span><text:span text:style-name="T29">Vim-hy: github.com/hylang/vim-hy</text:span></text:p>
              </text:list-item>
              <text:list-item>
                <text:p text:style-name="P14"><text:span text:style-name="T29"><text:s/></text:span><text:span text:style-name="T29">Code analyser: github.com/hylang/hydiomatic</text:span></text:p>
              </text:list-item>
              <text:list-item>
                <text:p text:style-name="P14"><text:span text:style-name="T29"><text:s/></text:span><text:span text:style-name="T29">Hy debugger: github.com/hylang/hdb</text:span></text:p>
              </text:list-item>
            </text:list>
          </draw:text-box>
        </draw:frame>
        <draw:frame draw:style-name="gr16" draw:layer="layout" svg:width="0.502cm" svg:height="1.013cm" svg:x="52.8cm" svg:y="77.8cm">
          <draw:text-box>
            <text:p/>
          </draw:text-box>
        </draw:frame>
        <presentation:notes draw:style-name="dp2">
          <draw:page-thumbnail draw:style-name="gr17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Ubuntu Medium1" svg:font-family="'Ubuntu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3T20:00:06.233881930</dc:date>
    <meta:editing-cycles>255</meta:editing-cycles>
    <meta:editing-duration>P3DT33S</meta:editing-duration>
    <meta:generator>LibreOffice/4.2.8.2$Linux_X86_64 LibreOffice_project/420m0$Build-2</meta:generator>
    <meta:document-statistic meta:object-count="54"/>
  </office:meta>
</office:document-meta>
</file>